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12e" officeooo:paragraph-rsid="0007312e"/>
    </style:style>
    <style:style style:name="P2" style:family="paragraph" style:parent-style-name="Standard">
      <style:text-properties officeooo:rsid="000774f6" officeooo:paragraph-rsid="000774f6"/>
    </style:style>
    <style:style style:name="P3" style:family="paragraph" style:parent-style-name="Standard">
      <style:text-properties officeooo:rsid="000774f6" officeooo:paragraph-rsid="00078e2d"/>
    </style:style>
    <style:style style:name="P4" style:family="paragraph" style:parent-style-name="Standard">
      <style:text-properties officeooo:rsid="000774f6" officeooo:paragraph-rsid="000bdf99"/>
    </style:style>
    <style:style style:name="P5" style:family="paragraph" style:parent-style-name="Standard">
      <style:text-properties officeooo:rsid="000774f6" officeooo:paragraph-rsid="000fd849"/>
    </style:style>
    <style:style style:name="P6" style:family="paragraph" style:parent-style-name="Standard">
      <style:text-properties officeooo:rsid="000774f6" officeooo:paragraph-rsid="0012e46a"/>
    </style:style>
    <style:style style:name="P7" style:family="paragraph" style:parent-style-name="Standard">
      <style:text-properties officeooo:rsid="00078e2d" officeooo:paragraph-rsid="00078e2d"/>
    </style:style>
    <style:style style:name="P8" style:family="paragraph" style:parent-style-name="Standard">
      <style:text-properties officeooo:rsid="00078e2d" officeooo:paragraph-rsid="000bdf99"/>
    </style:style>
    <style:style style:name="P9" style:family="paragraph" style:parent-style-name="Standard">
      <style:text-properties officeooo:rsid="00078e2d" officeooo:paragraph-rsid="0012e46a"/>
    </style:style>
    <style:style style:name="P10" style:family="paragraph" style:parent-style-name="Standard">
      <style:text-properties officeooo:rsid="00078e2d" officeooo:paragraph-rsid="00131d39"/>
    </style:style>
    <style:style style:name="P11" style:family="paragraph" style:parent-style-name="Standard">
      <style:text-properties officeooo:rsid="001ca529" officeooo:paragraph-rsid="0011b27b"/>
    </style:style>
    <style:style style:name="P12" style:family="paragraph" style:parent-style-name="Standard">
      <style:text-properties officeooo:rsid="0012e46a" officeooo:paragraph-rsid="00131d39"/>
    </style:style>
    <style:style style:name="P13" style:family="paragraph" style:parent-style-name="Standard">
      <style:text-properties officeooo:rsid="000774f6" officeooo:paragraph-rsid="000774f6"/>
    </style:style>
    <style:style style:name="T1" style:family="text">
      <style:text-properties officeooo:rsid="00078e2d"/>
    </style:style>
    <style:style style:name="T2" style:family="text">
      <style:text-properties officeooo:rsid="0012e46a"/>
    </style:style>
    <style:style style:name="T3" style:family="text">
      <style:text-properties officeooo:rsid="00131d39"/>
    </style:style>
    <style:style style:name="T4" style:family="text">
      <style:text-properties officeooo:rsid="0013a45c"/>
    </style:style>
    <style:style style:name="T5" style:family="text">
      <style:text-properties officeooo:rsid="00157ab1"/>
    </style:style>
    <style:style style:name="T6" style:family="text">
      <style:text-properties officeooo:rsid="001582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ke Levine</text:p>
      <text:p text:style-name="P1">Assignment <text:span text:style-name="T2">3</text:span></text:p>
      <text:p text:style-name="P11">9/<text:span text:style-name="T2">30</text:span>/14, <text:span text:style-name="T2">extended to 10/2/14</text:span></text:p>
      <text:p text:style-name="P11">CSC 1100 – Fall Term</text:p>
      <text:p text:style-name="P1"/>
      <text:p text:style-name="P2">1)</text:p>
      <text:p text:style-name="P2"><text:tab/><text:span text:style-name="T1">a) true</text:span></text:p>
      <text:p text:style-name="P2"><text:tab/><text:span text:style-name="T1">b) false</text:span></text:p>
      <text:p text:style-name="P2"><text:tab/><text:span text:style-name="T1">c) true</text:span></text:p>
      <text:p text:style-name="P2"><text:tab/><text:span text:style-name="T1">d) false</text:span></text:p>
      <text:p text:style-name="P2"><text:tab/><text:span text:style-name="T1">e) true</text:span></text:p>
      <text:p text:style-name="P2"><text:tab/></text:p>
      <text:p text:style-name="P2"/>
      <text:p text:style-name="P2">2)</text:p>
      <text:p text:style-name="P2"><text:tab/><text:span text:style-name="T1">a) x ==z: false</text:span></text:p>
      <text:p text:style-name="P3"><text:tab/><text:span text:style-name="T1">b) y != z – 9: false</text:span></text:p>
      <text:p text:style-name="P3"><text:tab/><text:span text:style-name="T1">c) x – y <text:s/>== z + 10: true</text:span></text:p>
      <text:p text:style-name="P3"><text:tab/><text:span text:style-name="T1">d) !(z &lt; w): true</text:span></text:p>
      <text:p text:style-name="P3"><text:tab/><text:span text:style-name="T1">e) w – y &lt; x -2 * z: true</text:span></text:p>
      <text:p text:style-name="P3"/>
      <text:p text:style-name="P4">3)</text:p>
      <text:p text:style-name="P2"><text:tab/><text:span text:style-name="T1">a) //-</text:span></text:p>
      <text:p text:style-name="P4"><text:tab/><text:span text:style-name="T1">b) 8 12 - 4</text:span></text:p>
      <text:p text:style-name="P8"><text:tab/>c) <text:span text:style-name="T3">^:</text:span></text:p>
      <text:p text:style-name="P8"><text:tab/>d) <text:span text:style-name="T3">++c</text:span> </text:p>
      <text:p text:style-name="P8"><text:tab/>e) <text:span text:style-name="T3">Amy</text:span></text:p>
      <text:p text:style-name="P8"><text:tab/> <text:s text:c="3"/><text:span text:style-name="T3">Amy &lt; Bob</text:span></text:p>
      <text:p text:style-name="P10"><text:tab/><text:span text:style-name="T2">f) -12</text:span></text:p>
      <text:p text:style-name="P12"><text:tab/> <text:s text:c="3"/>**</text:p>
      <text:p text:style-name="P2"/>
      <text:p text:style-name="P2">4)</text:p>
      <text:p text:style-name="P2"><text:tab/><text:span text:style-name="T4">if (numOfItemsBought &gt;= 10)</text:span></text:p>
      <text:p text:style-name="P2"><text:tab/><text:tab/><text:span text:style-name="T4">shippingCharges = 0.0;</text:span></text:p>
      <text:p text:style-name="P7"><text:tab/><text:span text:style-name="T4">else if (5 &lt;= numOfItemsBought &amp;&amp; numOfItemsBought &lt; 10)</text:span></text:p>
      <text:p text:style-name="P7"><text:tab/><text:tab/><text:span text:style-name="T4">shippingCharges = 3.00 * numOfItemsBought;</text:span></text:p>
      <text:p text:style-name="P7"><text:tab/><text:span text:style-name="T4">else if (0 &lt; numOfItemsBought &amp;&amp; numOfItemsBought &lt; 5)</text:span></text:p>
      <text:p text:style-name="P7"><text:tab/><text:tab/><text:span text:style-name="T4">shippingCharges = 7.00 * numOfItemsBought;</text:span></text:p>
      <text:p text:style-name="P2">5) </text:p>
      <text:p text:style-name="P2"><text:tab/><text:span text:style-name="T1">a) <text:s/></text:span></text:p>
      <text:p text:style-name="P2"><text:span text:style-name="T5"><text:tab/><text:tab/>i) Grade is C.</text:span></text:p>
      <text:p text:style-name="P2"><text:tab/><text:tab/> <text:s text:c="2"/><text:span text:style-name="T5">the value is 70</text:span></text:p>
      <text:p text:style-name="P2"><text:span text:style-name="T5"><text:tab/><text:tab/>ii) Grade is C.</text:span></text:p>
      <text:p text:style-name="P2"><text:tab/><text:tab/> <text:s text:c="2"/><text:span text:style-name="T5">the value is 70</text:span></text:p>
      <text:p text:style-name="P2"><text:tab/><text:span text:style-name="T1">b) </text:span></text:p>
      <text:p text:style-name="P2"><text:span text:style-name="T5"><text:tab/><text:tab/>i)</text:span></text:p>
      <text:p text:style-name="P2"><text:tab/><text:tab/> <text:s text:c="2"/><text:span text:style-name="T5">the value is 80</text:span></text:p>
      <text:p text:style-name="P2"><text:tab/><text:tab/><text:span text:style-name="T5">ii) Grade is C.</text:span></text:p>
      <text:p text:style-name="P2"><text:tab/><text:tab/> <text:s text:c="2"/><text:span text:style-name="T5">The value is 70</text:span></text:p>
      <text:p text:style-name="P2"/>
      <text:p text:style-name="P5"><text:soft-page-break/>6)</text:p>
      <text:p text:style-name="P6"><text:tab/><text:span text:style-name="T1">a) z = (x &gt;= y) ? (x – y) : (y – x);</text:span></text:p>
      <text:p text:style-name="P6"><text:tab/><text:span text:style-name="T1">b) wages = (hours &gt;= 40.0) ? (40 * 7.50 +1.5 * 7.5 * (hours – 40) : (hours * 7.50);</text:span></text:p>
      <text:p text:style-name="P9"><text:tab/>c) <text:span text:style-name="T6">str = (score &gt;=60) ? (“Pass”) : (“Fail”);</text:span></text:p>
      <text:p text:style-name="P2"/>
      <text:p text:style-name="P2">7) </text:p>
      <text:p text:style-name="P6"><text:tab/><text:span text:style-name="T1">a) 3</text:span></text:p>
      <text:p text:style-name="P6"><text:tab/><text:span text:style-name="T1">b) -20</text:span></text:p>
      <text:p text:style-name="P9"><text:tab/>c) <text:span text:style-name="T6">3</text:span></text:p>
      <text:p text:style-name="P9"><text:tab/><text:span text:style-name="T2">d) 5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10.887251454</meta:creation-date>
    <dc:date>2014-10-02T17:35:17.763535544</dc:date>
    <meta:editing-duration>PT5H14M14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2" meta:paragraph-count="53" meta:word-count="195" meta:character-count="889" meta:non-whitespace-character-count="659"/>
  </office:meta>
</office:document-meta>
</file>